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Which of the following is a component of an operating system kernel? File System </text:p>
      <text:p text:style-name="Standard"/>
      <text:p text:style-name="Standard">2. Which of the following is not a characteristic of multitasking? Lowcontext-switching overhead</text:p>
      <text:p text:style-name="Standard"/>
      <text:p text:style-name="Standard">3. Which of the following is generally not used to pass system call parameters? Cache</text:p>
      <text:p text:style-name="Standard"/>
      <text:p text:style-name="Standard">4. Which of the following actions in smartphones does not require execution in the supervisor mode </text:p>
      <text:p text:style-name="Standard">Shoot a pig in Angry Bird</text:p>
      <text:p text:style-name="Standard"/>
      <text:p text:style-name="Standard">1. A trap is a hardware interrupt. FALSE</text:p>
      <text:p text:style-name="Standard"/>
      <text:p text:style-name="Standard">2. Multiprograming switches CPU between<text:tab/>programs irrespective<text:tab/>of whether the running program is </text:p>
      <text:p text:style-name="Standard">blocked. FALSE</text:p>
      <text:p text:style-name="Standard"/>
      <text:p text:style-name="Standard">3.A program cannot make useful progress during a<text:tab/>context<text:tab/> switch. TRUE</text:p>
      <text:p text:style-name="Standard"/>
      <text:p text:style-name="Standard">4.A program with an infinite<text:tab/>loop may delay the execution of other programs in a multitasking system. FALSE</text:p>
      <text:p text:style-name="Standard"/>
      <text:p text:style-name="Standard">5. iOS may preempt a running program when it is not blocked. TRUE</text:p>
      <text:p text:style-name="Standard"/>
      <text:p text:style-name="Standard">6.In burst mode, direct memory access (DMA)I/O, CPU is blocked from accessing the memory when DMA is transferring the data to the memory. TRUE</text:p>
      <text:p text:style-name="Standard"/>
      <text:p text:style-name="Standard">1.Which of the following is not part of the run-time memory image or a process? Device Manager </text:p>
      <text:p text:style-name="Standard"/>
      <text:p text:style-name="Standard">2. Which of the following is a type of Inter-Process Communication (IPC)? Shared memory</text:p>
      <text:p text:style-name="Standard"/>
      <text:p text:style-name="Standard">3. Which of the following is not shared by multiple threads within the same process? Stack</text:p>
      <text:p text:style-name="Standard"/>
      <text:p text:style-name="Standard">4. Which of the following is commonly used to implement mutual exclusion? Semaphores</text:p>
      <text:p text:style-name="Standard"/>
      <text:p text:style-name="Standard">1. Two processes may execute the same program code. TRUE</text:p>
      <text:p text:style-name="Standard"/>
      <text:p text:style-name="Standard">2. Signals are used to inform processes of unexpected external events. TRUE</text:p>
      <text:p text:style-name="Standard"/>
      <text:p text:style-name="Standard">3.More than one process can execute in a critical section at the same time with a proper mutex implementation. FALSE</text:p>
      <text:p text:style-name="Standard"/>
      <text:p text:style-name="Standard">4.Deadlock is a potential problem when using semaphores to implement mutual exclusion. TRUE</text:p>
      <text:p text:style-name="Standard"/>
      <text:p text:style-name="Standard">5.Race<text:tab/>conditions cannot occur with a preemptive kernel. FALSE</text:p>
      <text:p text:style-name="Standard"/>
      <text:p text:style-name="Standard">6.Busy<text:tab/>waiting is not a potential problem when using atomic test and set to implement mutual exclusion. FALSE</text:p>
      <text:p text:style-name="Standard"/>
      <text:p text:style-name="Standard">1. Which of the following is not a parameter for a multilevel feedback queue scheduler? Capacity of queues</text:p>
      <text:p text:style-name="Standard"/>
      <text:p text:style-name="Standard"><text:soft-page-break/>2. Which of the following criteria is not addressed by process scheduling algorithms? Reduce context switch time</text:p>
      <text:p text:style-name="Standard"/>
      <text:p text:style-name="Standard">3. Turnaround time is defined as The time from the first entry of a process to the ready state to its completion</text:p>
      <text:p text:style-name="Standard"/>
      <text:p text:style-name="Standard">4. Which of the following describes the Completely Fair Scheduler? It uses virtual runtimes of processes to decide which process to run next</text:p>
      <text:p text:style-name="Standard"/>
      <text:p text:style-name="Standard">5. IO-bound processes are assigned higher priority than CPU bound processes because Higher priority for IO-bound processes allow for greater degree of parallelism between IO subsystem and CPU </text:p>
      <text:p text:style-name="Standard"/>
      <text:p text:style-name="Standard">1. In priority scheduling, processes may get preempted. TRUE</text:p>
      <text:p text:style-name="Standard"/>
      <text:p text:style-name="Standard">2. Multi-level feedback queues can help avoid starvation of processes. TRUE</text:p>
      <text:p text:style-name="Standard"/>
      <text:p text:style-name="Standard">3.An O(1) scheduler always schedules a higher priority process in ready state before a lower priority process. FALSE</text:p>
      <text:p text:style-name="Standard"/>
      <text:p text:style-name="Standard">4. Shortest Job First always results in the lowest average wait time. TRUE</text:p>
      <text:p text:style-name="Standard"/>
      <text:p text:style-name="Standard">5. Deadline scheduling guarantees all deadlines are met, regardless of the admission control policy. FAL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ather Dykstra</meta:initial-creator>
    <meta:creation-date>2013-03-17T20:54:38.21</meta:creation-date>
    <dc:date>2013-03-17T22:16:56.61</dc:date>
    <dc:creator>Heather Dykstra</dc:creator>
    <meta:editing-duration>PT51M55S</meta:editing-duration>
    <meta:editing-cycles>2</meta:editing-cycles>
    <meta:generator>OpenOffice.org/3.3$Win32 OpenOffice.org_project/330m20$Build-9567</meta:generator>
    <meta:printed-by>Heather Dykstra</meta:printed-by>
    <meta:print-date>2013-03-17T21:58:23.02</meta:print-date>
    <meta:document-statistic meta:table-count="0" meta:image-count="0" meta:object-count="0" meta:page-count="2" meta:paragraph-count="32" meta:word-count="472" meta:character-count="2885"/>
  </office:meta>
</office:document-meta>
</file>